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a7c" officeooo:paragraph-rsid="0004fa7c"/>
    </style:style>
    <style:style style:name="P2" style:family="paragraph" style:parent-style-name="Standard">
      <style:paragraph-properties fo:text-align="center" style:justify-single-word="false"/>
      <style:text-properties officeooo:rsid="0004fa7c" officeooo:paragraph-rsid="0004fa7c"/>
    </style:style>
    <style:style style:name="P3" style:family="paragraph" style:parent-style-name="Standard">
      <style:paragraph-properties fo:text-align="start" style:justify-single-word="false"/>
      <style:text-properties officeooo:rsid="0004fa7c" officeooo:paragraph-rsid="0004fa7c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53a5" officeooo:paragraph-rsid="000753a5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735d" officeooo:paragraph-rsid="0008735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753a5" officeooo:paragraph-rsid="000753a5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8735d" officeooo:paragraph-rsid="0008735d"/>
    </style:style>
    <style:style style:name="P8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officeooo:rsid="0004fa7c" officeooo:paragraph-rsid="0004fa7c"/>
    </style:style>
    <style:style style:name="P9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officeooo:rsid="000753a5" officeooo:paragraph-rsid="000753a5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officeooo:rsid="0008735d" officeooo:paragraph-rsid="0008735d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officeooo:rsid="0008412e" officeooo:paragraph-rsid="0008412e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officeooo:rsid="00056432" officeooo:paragraph-rsid="00056432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officeooo:rsid="00056432" officeooo:paragraph-rsid="0008412e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officeooo:rsid="000753a5" officeooo:paragraph-rsid="000753a5" style:font-size-asian="15pt" style:font-size-complex="15pt"/>
    </style:style>
    <style:style style:name="T1" style:family="text">
      <style:text-properties officeooo:rsid="00056432"/>
    </style:style>
    <style:style style:name="T2" style:family="text">
      <style:text-properties officeooo:rsid="000753a5"/>
    </style:style>
    <style:style style:name="T3" style:family="text">
      <style:text-properties officeooo:rsid="0008412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in BLAKE</text:p>
      <text:p text:style-name="P1">Taliesin ROMANET</text:p>
      <text:p text:style-name="P2">TP 2 – Réseau</text:p>
      <text:p text:style-name="P3"/>
      <text:p text:style-name="P3"/>
      <text:p text:style-name="P3"/>
      <text:p text:style-name="P8">Pour TCP serve<text:span text:style-name="T1">u</text:span>r + client :</text:p>
      <text:p text:style-name="P5"/>
      <text:p text:style-name="P5"/>
      <text:p text:style-name="P12"><text:span text:style-name="T5">Dans le serveur</text:span>, on crée un socket avec socket(PF_INET,SOCK_STREAM, 0). Après ça, il va falloir attendre une connexion donc on commence par se rendre visible, on fait donc un bind sur le socket.</text:p>
      <text:p text:style-name="P12">Ensuite on va attendre une connexion d’un client donc on fait un listen sur le socket.</text:p>
      <text:p text:style-name="P13">Lorsqu’un client va vouloir se connecter, <text:span text:style-name="T3">on entre dans une boucle while.</text:span> <text:span text:style-name="T3">O</text:span>n va lancer un fork pour pouvoir créer potentiellement d’autres connexions simultanément.</text:p>
      <text:p text:style-name="P12">Dans ce fork, on lit le message que va envoyer le client et on l’affiche !</text:p>
      <text:p text:style-name="P12">Ensuite on ferme le fork et donc la connexion avec le client.</text:p>
      <text:p text:style-name="P12">On sort de la boucle while pour fermer le programme. On ferme la connexion puis le socket.</text:p>
      <text:p text:style-name="P10"/>
      <text:p text:style-name="P7"/>
      <text:p text:style-name="P7">/* Port local du serveur */</text:p>
      <text:p text:style-name="P7">#define PORT 9600</text:p>
      <text:p text:style-name="P7"/>
      <text:p text:style-name="P7">int main() {</text:p>
      <text:p text:style-name="P7"/>
      <text:p text:style-name="P7">/* socket() */</text:p>
      <text:p text:style-name="P7">int client_socket, lg;</text:p>
      <text:p text:style-name="P7">char buffer[512];</text:p>
      <text:p text:style-name="P7">pid_t commeTuVeux;</text:p>
      <text:p text:style-name="P7"/>
      <text:p text:style-name="P7">int sockfd = socket(PF_INET, SOCK_STREAM, 0);</text:p>
      <text:p text:style-name="P7">if (sockfd &lt; 0)</text:p>
      <text:p text:style-name="P7">{</text:p>
      <text:p text:style-name="P7"><text:s text:c="2"/>perror("Erreur lors de la création du socket\n") ;</text:p>
      <text:p text:style-name="P7"><text:s text:c="2"/>exit(EXIT_FAILURE);</text:p>
      <text:p text:style-name="P7">}</text:p>
      <text:p text:style-name="P7"/>
      <text:p text:style-name="P7">struct sockaddr_in my_address, client_address;</text:p>
      <text:p text:style-name="P7"/>
      <text:p text:style-name="P7"/>
      <text:p text:style-name="P7">my_address.sin_family = PF_INET;</text:p>
      <text:p text:style-name="P7">my_address.sin_port = htons(PORT);</text:p>
      <text:p text:style-name="P7">my_address.sin_addr.s_addr = htonl(INADDR_ANY);</text:p>
      <text:p text:style-name="P7">my_address.sin_zero[8]='\0';</text:p>
      <text:p text:style-name="P7"/>
      <text:p text:style-name="P7">int addrlen = sizeof(struct sockaddr);</text:p>
      <text:p text:style-name="P7"><text:soft-page-break/></text:p>
      <text:p text:style-name="P7">/* bind() */</text:p>
      <text:p text:style-name="P7">if (bind(sockfd, (struct sockaddr*)&amp;my_address, addrlen) &lt; 0)</text:p>
      <text:p text:style-name="P7">{</text:p>
      <text:p text:style-name="P7"><text:s text:c="2"/>perror("Le bind n'a pas fonctionné");</text:p>
      <text:p text:style-name="P7"><text:s text:c="2"/>exit(EXIT_FAILURE);</text:p>
      <text:p text:style-name="P7">} else printf("listening\n");</text:p>
      <text:p text:style-name="P7"/>
      <text:p text:style-name="P7">/* listen() */</text:p>
      <text:p text:style-name="P7">listen(sockfd, 5);</text:p>
      <text:p text:style-name="P7"/>
      <text:p text:style-name="P7"/>
      <text:p text:style-name="P7"/>
      <text:p text:style-name="P7">/* accept() */</text:p>
      <text:p text:style-name="P7">int accepted = 0;</text:p>
      <text:p text:style-name="P7">do {</text:p>
      <text:p text:style-name="P7"><text:s text:c="2"/>client_socket = accept(sockfd, (struct sockaddr*)&amp;my_address, &amp;addrlen);</text:p>
      <text:p text:style-name="P7"/>
      <text:p text:style-name="P7"><text:s text:c="2"/>commeTuVeux = fork();</text:p>
      <text:p text:style-name="P7"><text:s text:c="2"/>if (commeTuVeux == 0)</text:p>
      <text:p text:style-name="P7"><text:s text:c="2"/>{</text:p>
      <text:p text:style-name="P7"><text:s text:c="4"/>close(sockfd);</text:p>
      <text:p text:style-name="P7"/>
      <text:p text:style-name="P7"><text:s text:c="4"/>lg = read(client_socket,buffer, 512);</text:p>
      <text:p text:style-name="P7"><text:s text:c="4"/>printf("le serveur %d a recu: %s\n", commeTuVeux, buffer);</text:p>
      <text:p text:style-name="P7"><text:s text:c="4"/>sprintf(buffer,"%s",buffer);</text:p>
      <text:p text:style-name="P7"><text:s text:c="4"/>write(client_socket,buffer, 512);</text:p>
      <text:p text:style-name="P7"><text:s text:c="4"/>shutdown(client_socket,2);</text:p>
      <text:p text:style-name="P7"><text:s text:c="4"/>close(client_socket);</text:p>
      <text:p text:style-name="P7"><text:s text:c="4"/>accepted = 1;</text:p>
      <text:p text:style-name="P7"><text:s text:c="2"/>}</text:p>
      <text:p text:style-name="P7"><text:s text:c="2"/>else wait(NULL);</text:p>
      <text:p text:style-name="P7">} while(!accepted);</text:p>
      <text:p text:style-name="P7"/>
      <text:p text:style-name="P7">shutdown(sockfd,2);</text:p>
      <text:p text:style-name="P7">close(sockfd);</text:p>
      <text:p text:style-name="P7"/>
      <text:p text:style-name="P7"/>
      <text:p text:style-name="P7">}</text:p>
      <text:p text:style-name="P7"/>
      <text:p text:style-name="P7"/>
      <text:p text:style-name="P12"><text:span text:style-name="T5">Dans le client</text:span>, <text:span text:style-name="T2">on crée la socket avec socket(PF_INET, SOCK_STREAM, 0) avant de se connecter dessus avec connect().</text:span></text:p>
      <text:p text:style-name="P14">On attend que le client écrive un message avec scanf().</text:p>
      <text:p text:style-name="P14">On envoie le message au serveur.</text:p>
      <text:p text:style-name="P14">Et finalement on se déconnecte du socket.</text:p>
      <text:p text:style-name="P6"/>
      <text:p text:style-name="P6">#define SIZE 100</text:p>
      <text:p text:style-name="P6">#define PORT 9600</text:p>
      <text:p text:style-name="P6"/>
      <text:p text:style-name="P6"/>
      <text:p text:style-name="P6"><text:soft-page-break/></text:p>
      <text:p text:style-name="P6"/>
      <text:p text:style-name="P6">int main(){</text:p>
      <text:p text:style-name="P6"/>
      <text:p text:style-name="P6"><text:s text:c="2"/>/* PF_INET = TCP/IP, SOCK_STREAM = TCP */</text:p>
      <text:p text:style-name="P6"><text:s text:c="2"/>int sockfd;</text:p>
      <text:p text:style-name="P6"><text:s text:c="2"/>/* socket() */</text:p>
      <text:p text:style-name="P6"><text:s text:c="2"/>sockfd = socket(PF_INET, SOCK_STREAM, 0);</text:p>
      <text:p text:style-name="P6"><text:s text:c="2"/>if (sockfd &lt; 0)</text:p>
      <text:p text:style-name="P6"><text:s text:c="2"/>{</text:p>
      <text:p text:style-name="P6"><text:s text:c="4"/>perror("Erreur lors de la création du socket\n") ;</text:p>
      <text:p text:style-name="P6"><text:s text:c="4"/>exit(EXIT_FAILURE);</text:p>
      <text:p text:style-name="P6"><text:s text:c="2"/>}</text:p>
      <text:p text:style-name="P6"/>
      <text:p text:style-name="P6"><text:s text:c="2"/>struct sockaddr_in dest_addr;</text:p>
      <text:p text:style-name="P6"><text:s text:c="2"/>dest_addr.sin_family = PF_INET;</text:p>
      <text:p text:style-name="P6"><text:s text:c="2"/>dest_addr.sin_port = htons(PORT);</text:p>
      <text:p text:style-name="P6"><text:s text:c="2"/>dest_addr.sin_addr.s_addr = inet_addr("192.168.0.84");</text:p>
      <text:p text:style-name="P6"><text:s text:c="2"/>dest_addr.sin_zero[8]='\0';</text:p>
      <text:p text:style-name="P6"><text:s text:c="2"/>/* connect() */</text:p>
      <text:p text:style-name="P6"/>
      <text:p text:style-name="P6"><text:s text:c="2"/>if (connect(sockfd,(struct sockaddr*)&amp;dest_addr, sizeof(struct sockaddr)) == -1)</text:p>
      <text:p text:style-name="P6"><text:s text:c="2"/>{</text:p>
      <text:p text:style-name="P6"><text:s text:c="4"/>perror("Erreur lors de la connexion\n");</text:p>
      <text:p text:style-name="P6"><text:s text:c="4"/>exit(EXIT_FAILURE);</text:p>
      <text:p text:style-name="P6"><text:s text:c="2"/>}</text:p>
      <text:p text:style-name="P6"/>
      <text:p text:style-name="P6"/>
      <text:p text:style-name="P6"><text:s text:c="2"/>/* read() */</text:p>
      <text:p text:style-name="P6"><text:s text:c="2"/>char buffer[1024];</text:p>
      <text:p text:style-name="P6"><text:s text:c="2"/>scanf("%[^\t\n]", buffer);</text:p>
      <text:p text:style-name="P6"><text:s text:c="2"/>printf("YOU ENTERED : %s\n", buffer);</text:p>
      <text:p text:style-name="P6"><text:s text:c="2"/>//read(sockfd, buffer, SIZE);</text:p>
      <text:p text:style-name="P6"/>
      <text:p text:style-name="P6"><text:s text:c="2"/>/* write() */</text:p>
      <text:p text:style-name="P6"><text:s text:c="2"/>write(sockfd, buffer, SIZE);</text:p>
      <text:p text:style-name="P6"/>
      <text:p text:style-name="P6"><text:s text:c="2"/>/* close() */</text:p>
      <text:p text:style-name="P6"><text:s text:c="2"/>close(sockfd);</text:p>
      <text:p text:style-name="P6"><text:s text:c="2"/>return 0;</text:p>
      <text:p text:style-name="P6"/>
      <text:p text:style-name="P6">}</text:p>
      <text:p text:style-name="P6"/>
      <text:p text:style-name="P9">Pour UDP serveur + client :</text:p>
      <text:p text:style-name="P4"/>
      <text:p text:style-name="P11"><text:span text:style-name="T5">Dans le serveur</text:span>, on crée un socket avec socket(PF_INET, SOCK_DGRAM, 0).</text:p>
      <text:p text:style-name="P11">Ensuite, il va falloir se rendre visible, on fait bind() sur le socket.</text:p>
      <text:p text:style-name="P11">On rentre dans une boucle while, dès qu’un client va envoyer un message, on va le stocker et l’afficher.</text:p>
      <text:p text:style-name="P11">Quand ?????, on finit quitte le socket.</text:p>
      <text:p text:style-name="P7"/>
      <text:p text:style-name="P7"><text:soft-page-break/>#define SIZE 100</text:p>
      <text:p text:style-name="P7">#define PORT 9600</text:p>
      <text:p text:style-name="P7"/>
      <text:p text:style-name="P7"/>
      <text:p text:style-name="P7"/>
      <text:p text:style-name="P7"/>
      <text:p text:style-name="P7">int main(){</text:p>
      <text:p text:style-name="P7"/>
      <text:p text:style-name="P7"><text:s text:c="2"/>/* PF_INET = TCP/IP, SOCK_STREAM = TCP */</text:p>
      <text:p text:style-name="P7"><text:s text:c="2"/>int sockfd;</text:p>
      <text:p text:style-name="P7"><text:s text:c="2"/>/* socket() */</text:p>
      <text:p text:style-name="P7"><text:s text:c="2"/>sockfd = socket(PF_INET, SOCK_STREAM, 0);</text:p>
      <text:p text:style-name="P7"><text:s text:c="2"/>if (sockfd &lt; 0)</text:p>
      <text:p text:style-name="P7"><text:s text:c="2"/>{</text:p>
      <text:p text:style-name="P7"><text:s text:c="4"/>perror("Erreur lors de la création du socket\n") ;</text:p>
      <text:p text:style-name="P7"><text:s text:c="4"/>exit(EXIT_FAILURE);</text:p>
      <text:p text:style-name="P7"><text:s text:c="2"/>}</text:p>
      <text:p text:style-name="P7"/>
      <text:p text:style-name="P7"><text:s text:c="2"/>struct sockaddr_in dest_addr;</text:p>
      <text:p text:style-name="P7"><text:s text:c="2"/>dest_addr.sin_family = PF_INET;</text:p>
      <text:p text:style-name="P7"><text:s text:c="2"/>dest_addr.sin_port = htons(PORT);</text:p>
      <text:p text:style-name="P7"><text:s text:c="2"/>dest_addr.sin_addr.s_addr = inet_addr("192.168.0.84");</text:p>
      <text:p text:style-name="P7"><text:s text:c="2"/>dest_addr.sin_zero[8]='\0';</text:p>
      <text:p text:style-name="P7"><text:s text:c="2"/>/* connect() */</text:p>
      <text:p text:style-name="P7"/>
      <text:p text:style-name="P7"><text:s text:c="2"/>if (connect(sockfd,(struct sockaddr*)&amp;dest_addr, sizeof(struct sockaddr)) == -1)</text:p>
      <text:p text:style-name="P7"><text:s text:c="2"/>{</text:p>
      <text:p text:style-name="P7"><text:s text:c="4"/>perror("Erreur lors de la connexion\n");</text:p>
      <text:p text:style-name="P7"><text:s text:c="4"/>exit(EXIT_FAILURE);</text:p>
      <text:p text:style-name="P7"><text:s text:c="2"/>}</text:p>
      <text:p text:style-name="P7"/>
      <text:p text:style-name="P7"/>
      <text:p text:style-name="P7"><text:s text:c="2"/>/* read() */</text:p>
      <text:p text:style-name="P7"><text:s text:c="2"/>char buffer[1024];</text:p>
      <text:p text:style-name="P7"><text:s text:c="2"/>scanf("%[^\t\n]", buffer);</text:p>
      <text:p text:style-name="P7"><text:s text:c="2"/>printf("YOU ENTERED : %s\n", buffer);</text:p>
      <text:p text:style-name="P7"><text:s text:c="2"/>//read(sockfd, buffer, SIZE);</text:p>
      <text:p text:style-name="P7"/>
      <text:p text:style-name="P7"><text:s text:c="2"/>/* write() */</text:p>
      <text:p text:style-name="P7"><text:s text:c="2"/>write(sockfd, buffer, SIZE);</text:p>
      <text:p text:style-name="P7"/>
      <text:p text:style-name="P7"><text:s text:c="2"/>/* close() */</text:p>
      <text:p text:style-name="P7"><text:s text:c="2"/>close(sockfd);</text:p>
      <text:p text:style-name="P7"><text:s text:c="2"/>return 0;</text:p>
      <text:p text:style-name="P7"/>
      <text:p text:style-name="P7">}</text:p>
      <text:p text:style-name="P7"/>
      <text:p text:style-name="P10"><text:span text:style-name="T5">Dans le client</text:span>, on crée le socket.</text:p>
      <text:p text:style-name="P10">On attend que le client écrive un message avec scanf().</text:p>
      <text:p text:style-name="P10">On l’envoie et on ferme le socket.</text:p>
      <text:p text:style-name="P7"/>
      <text:p text:style-name="P7">#define SIZE 100</text:p>
      <text:p text:style-name="P7"><text:soft-page-break/></text:p>
      <text:p text:style-name="P7">int main(int argc, char *argv[]){</text:p>
      <text:p text:style-name="P7"/>
      <text:p text:style-name="P7"><text:s text:c="2"/>const char* hostname=argv[1]; /* localhost */</text:p>
      <text:p text:style-name="P7"><text:s text:c="2"/>const char* portname=argv[2];</text:p>
      <text:p text:style-name="P7"><text:s text:c="2"/>struct addrinfo hints;</text:p>
      <text:p text:style-name="P7"><text:s text:c="2"/>memset(&amp;hints,0,sizeof(hints));</text:p>
      <text:p text:style-name="P7"><text:s text:c="2"/>hints.ai_family=AF_UNSPEC;</text:p>
      <text:p text:style-name="P7"><text:s text:c="2"/>hints.ai_socktype=SOCK_DGRAM;</text:p>
      <text:p text:style-name="P7"><text:s text:c="2"/>hints.ai_protocol=0;</text:p>
      <text:p text:style-name="P7"><text:s text:c="2"/>hints.ai_flags=AI_ADDRCONFIG;</text:p>
      <text:p text:style-name="P7"><text:s text:c="2"/>struct addrinfo* res=0;</text:p>
      <text:p text:style-name="P7"><text:s text:c="2"/>int err=getaddrinfo(hostname,portname,&amp;hints,&amp;res);</text:p>
      <text:p text:style-name="P7"><text:s text:c="2"/>if (err!=0) {</text:p>
      <text:p text:style-name="P7"><text:s text:c="6"/>perror("failed to resolve remote socket address");</text:p>
      <text:p text:style-name="P7"><text:s text:c="6"/>exit(EXIT_FAILURE);</text:p>
      <text:p text:style-name="P7"><text:s text:c="2"/>}</text:p>
      <text:p text:style-name="P7"/>
      <text:p text:style-name="P7"/>
      <text:p text:style-name="P7"/>
      <text:p text:style-name="P7"><text:s text:c="2"/>/* PF_INET = TCP/IP, SOCK_DGRAM = UDP */</text:p>
      <text:p text:style-name="P7"><text:s text:c="2"/>int sockfd;</text:p>
      <text:p text:style-name="P7"><text:s text:c="2"/>/* socket() */</text:p>
      <text:p text:style-name="P7"><text:s text:c="2"/>sockfd = socket(res-&gt;ai_family, res-&gt;ai_socktype, res-&gt;ai_protocol);</text:p>
      <text:p text:style-name="P7"><text:s text:c="2"/>if (sockfd &lt; 0)</text:p>
      <text:p text:style-name="P7"><text:s text:c="2"/>{</text:p>
      <text:p text:style-name="P7"><text:s text:c="4"/>perror("Erreur lors de la création du socket\n") ;</text:p>
      <text:p text:style-name="P7"><text:s text:c="4"/>exit(EXIT_FAILURE);</text:p>
      <text:p text:style-name="P7"><text:s text:c="2"/>}</text:p>
      <text:p text:style-name="P7"/>
      <text:p text:style-name="P7"/>
      <text:p text:style-name="P7"><text:s text:c="2"/>char message[SIZE];</text:p>
      <text:p text:style-name="P7"><text:s text:c="2"/>printf("Entrez votre message: ");</text:p>
      <text:p text:style-name="P7"><text:s text:c="2"/>scanf("%[^\n]", message);</text:p>
      <text:p text:style-name="P7"/>
      <text:p text:style-name="P7"><text:s text:c="2"/>/* sendto() */</text:p>
      <text:p text:style-name="P7"><text:s text:c="2"/>sendto(sockfd, (const char *)message, strlen(message), 0, res-&gt;ai_addr, res-&gt;ai_addrlen);</text:p>
      <text:p text:style-name="P7"><text:s text:c="2"/>printf("Message du client envoyé !\n");</text:p>
      <text:p text:style-name="P7"/>
      <text:p text:style-name="P7"/>
      <text:p text:style-name="P7"><text:s text:c="2"/>/* close() */</text:p>
      <text:p text:style-name="P7"><text:s text:c="2"/>close(sockfd);</text:p>
      <text:p text:style-name="P7"><text:s text:c="2"/>return 0;</text:p>
      <text:p text:style-name="P7">}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15:53:40.199500070</meta:creation-date>
    <dc:date>2021-01-02T18:56:37.178589348</dc:date>
    <meta:editing-duration>PT2H11M1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5" meta:paragraph-count="173" meta:word-count="696" meta:character-count="5248" meta:non-whitespace-character-count="4460"/>
  </office:meta>
</office:document-meta>
</file>